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VITESSE DE LA LUMIERE, et la relativite <text:s/>Calculée à partir du Coran... </text:p>
      <text:p text:style-name="Standard"/>
      <text:p text:style-name="Standard">Les Anges ainsi que l'Esprit montent vers Lui en un jour dont la durée est de cinquante mille ans.(sourate 70 verset 4)</text:p>
      <text:p text:style-name="Standard"/>
      <text:p text:style-name="Standard">Ce qui est remarquable avec ce verset, c'est qu'il affirme que le temps ne s'écoule pas de la même façon. <text:s/>Il suggère aussi que ce trajet soit un voyage spatiale des anges utilisant al maarij "Les voies d'ascencion". Ces voies d'ascension, ces trous de ver, qui ont peut-être été théorisées scientifiquement aussi par exemple par le scientifique Jean-Pierre PETIT, en se basant sur les articles du savant soviétique Andrei <text:s/>SAKHAROV, qui s'intérroge sur l'absence avérée d'antimatière, car dans la théorie du big bang, il doit s'être crée autant de matière que d'antimatière. Or, cette antimatière cosmologique on le l'observe pas. Si elle existait elle donnerait lieu à des annulations, qui seraient observable dans le cosmos. Sakharov, explique cette absence d'antimatière, en théorisant sa présence dans un univers jumeau, un univers d'antimatière, autrement dit: Un "Univers parallèle". Il n'y a aucune raison pour que la vitesse de la lumière soit égales dans les deux univers. Par conséquent un trajet effectué dans l'univers d'antimatière, pourrait être comparé à un trajet effectué dans un métro express. La question centrale : "L'univers a-il un métro ?". Bruno Guiderdoni alias Abd al-Haqq Ismaïl Guiderdoni, astrophysicien qui a embrassé l'Islam, mentionne un astronome persan du ixe siècle Al-Farghani, connu sous le nom d' Alfraganus ou Alfergani, né à Ferghana en Sogdiane (actuel Ouzbékistan) . Al-Farghani, avait calculé la distance à 120 millions de kilomètre qui nous sépare du trône de Dieu, avec des considérations astronomique, résultante de l'astronomie de Ptolémé. C'était la taille de l'univers au moyen age. Et, c'est exactement à cette même question d'AL-Farghani que peut propulser une reflexion sur ce verset 4 de la sourate 70 du Coran. L'expérience de Hafele-Keating est un test expérimental de la relativité générale réalisé en 1971 par Joseph Hafele et Richard Keating. Des horloges atomiques synchronisées furent embarquées dans deux avions commerciaux qui firent deux fois le tour du monde, l'un vers l'est et l'autre vers l'ouest. Comparées à l'arrivée, les horloges présentèrent effectivement le décalage temporel prévu par la théorie.</text:p>
      <text:p text:style-name="Standard"/>
      <text:p text:style-name="Standard">Ce 19 mars 2019, Abdelmonaim BOUSSENA, imam de la mosquée de Roubaix, dans un de ses prêches filmé, et diffusé sur sa Chaîne officielle internet (youtube) et intitulé D'INCROYABLES MIRACLES SCIENTIFIQUES DANS LE CORAN, <text:s/>il nous a aussi été partagé un calcul de la vitesse de la lumière effectué à partir des informations contenues dans le verset 4 de la sourate 70. Sauf erreur de ma part, ce calcul, le voici : </text:p>
      <text:p text:style-name="Standard"/>
      <text:p text:style-name="Standard"/>
      <text:p text:style-name="Standard"/>
      <text:p text:style-name="Standard"/>
      <text:p text:style-name="Standard"/>
      <text:p text:style-name="Standard"/>
      <text:p text:style-name="Standard"/>
      <text:p text:style-name="Standard">« C’est Lui qui a fait descendre sur toi le Livre : il s’y trouve des versets sans équivoque, qui sont la base du Livre, et d’autres verset qui peuvent prêter à d’interprétations diverses. Les gens, donc, qui ont au cœur une inclinaison vers l’égarement, mettent l’accent sur les versets à équivoque, cherchant la dissension en essayant de leur trouver une interprétation, alors que nul n’en connaît l’interprétation, à part Allah. Mais ceux qui sont bien enracinés dans la science disent : <text:s/>«  Nous y croyons : tout est de la part de notre Seigneur ! » Mais, seuls les doués d’intelligence s’en rappellent. » (S3v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58S</meta:editing-duration>
    <meta:editing-cycles>6</meta:editing-cycles>
    <meta:generator>OpenOffice/4.1.7$Win32 OpenOffice.org_project/417m1$Build-9800</meta:generator>
    <dc:date>2020-04-05T10:37:07.95</dc:date>
    <dc:creator>Hamid KEZZAL</dc:creator>
    <meta:document-statistic meta:table-count="0" meta:image-count="0" meta:object-count="0" meta:page-count="1" meta:paragraph-count="5" meta:word-count="547" meta:character-count="3392"/>
    <meta:user-defined meta:name="Info 1"/>
    <meta:user-defined meta:name="Info 2"/>
    <meta:user-defined meta:name="Info 3"/>
    <meta:user-defined meta:name="Info 4"/>
  </office:meta>
</office:document-meta>
</file>